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Courier New" svg:font-family="'Courier New'" style:font-family-generic="modern"/>
    <style:font-face style:name="Courier New1" svg:font-family="'Courier New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63cm"/>
    </style:style>
    <style:style style:name="co13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3.281cm"/>
    </style:style>
    <style:style style:name="co7" style:family="table-column">
      <style:table-column-properties fo:break-before="auto" style:column-width="3.36cm"/>
    </style:style>
    <style:style style:name="co8" style:family="table-column">
      <style:table-column-properties fo:break-before="auto" style:column-width="4.101cm"/>
    </style:style>
    <style:style style:name="co9" style:family="table-column">
      <style:table-column-properties fo:break-before="auto" style:column-width="18.01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ta4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7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18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20" style:family="table-cell" style:parent-style-name="Default">
      <style:map style:condition="cell-content()=&quot;Temperature&quot;" style:apply-style-name="cf3" style:base-cell-address="OK.C1"/>
      <style:map style:condition="cell-content()=&quot;Humidity&quot;" style:apply-style-name="cf3" style:base-cell-address="OK.C1"/>
      <style:map style:condition="cell-content()=&quot;Utility&quot;" style:apply-style-name="cf3" style:base-cell-address="OK.C1"/>
      <style:map style:condition="cell-content()=&quot;Barometer&quot;" style:apply-style-name="cf3" style:base-cell-address="OK.C1"/>
      <style:map style:condition="cell-content()=&quot;mV&quot;" style:apply-style-name="cf3" style:base-cell-address="OK.C1"/>
      <style:map style:condition="cell-content()=&quot;Percent&quot;" style:apply-style-name="cf3" style:base-cell-address="OK.C1"/>
      <style:map style:condition="cell-content()=&quot;LinkQuality&quot;" style:apply-style-name="cf3" style:base-cell-address="OK.C1"/>
      <style:map style:condition="cell-content()=0" style:apply-style-name="cf4" style:base-cell-address="OK.C1"/>
      <style:map style:condition="cell-content()=&quot;dd&quot;" style:apply-style-name="cf3" style:base-cell-address="OK.C1"/>
      <style:map style:condition="cell-content()=&quot;ff&quot;" style:apply-style-name="cf3" style:base-cell-address="OK.C1"/>
      <style:map style:condition="cell-content()=&quot;dx10&quot;" style:apply-style-name="cf3" style:base-cell-address="OK.C1"/>
      <style:map style:condition="cell-content()=&quot;fxi10&quot;" style:apply-style-name="cf3" style:base-cell-address="OK.C1"/>
      <style:map style:condition="cell-content()=&quot;Leak&quot;" style:apply-style-name="cf3" style:base-cell-address="OK.C1"/>
      <style:map style:condition="cell-content()=&quot;kWh&quot;" style:apply-style-name="cf3" style:base-cell-address="OK.C1"/>
      <style:map style:condition="cell-content()=&quot;kVA&quot;" style:apply-style-name="cf3" style:base-cell-address="OK.C1"/>
      <style:map style:condition="cell-content()=&quot;Binary&quot;" style:apply-style-name="cf3" style:base-cell-address="OK.C1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  <style:map style:condition="cell-content()=&quot;Temperature&quot;" style:apply-style-name="cf3" style:base-cell-address="OK.C1"/>
      <style:map style:condition="cell-content()=&quot;Humidity&quot;" style:apply-style-name="cf3" style:base-cell-address="OK.C1"/>
      <style:map style:condition="cell-content()=&quot;Utility&quot;" style:apply-style-name="cf3" style:base-cell-address="OK.C1"/>
      <style:map style:condition="cell-content()=&quot;Barometer&quot;" style:apply-style-name="cf3" style:base-cell-address="OK.C1"/>
      <style:map style:condition="cell-content()=&quot;mV&quot;" style:apply-style-name="cf3" style:base-cell-address="OK.C1"/>
      <style:map style:condition="cell-content()=&quot;Percent&quot;" style:apply-style-name="cf3" style:base-cell-address="OK.C1"/>
      <style:map style:condition="cell-content()=&quot;LinkQuality&quot;" style:apply-style-name="cf3" style:base-cell-address="OK.C1"/>
      <style:map style:condition="cell-content()=0" style:apply-style-name="cf4" style:base-cell-address="OK.C1"/>
      <style:map style:condition="cell-content()=&quot;dd&quot;" style:apply-style-name="cf3" style:base-cell-address="OK.C1"/>
      <style:map style:condition="cell-content()=&quot;ff&quot;" style:apply-style-name="cf3" style:base-cell-address="OK.C1"/>
      <style:map style:condition="cell-content()=&quot;dx10&quot;" style:apply-style-name="cf3" style:base-cell-address="OK.C1"/>
      <style:map style:condition="cell-content()=&quot;fxi10&quot;" style:apply-style-name="cf3" style:base-cell-address="OK.C1"/>
      <style:map style:condition="cell-content()=&quot;Leak&quot;" style:apply-style-name="cf3" style:base-cell-address="OK.C1"/>
      <style:map style:condition="cell-content()=&quot;kWh&quot;" style:apply-style-name="cf3" style:base-cell-address="OK.C1"/>
      <style:map style:condition="cell-content()=&quot;kVA&quot;" style:apply-style-name="cf3" style:base-cell-address="OK.C1"/>
      <style:map style:condition="cell-content()=&quot;Binary&quot;" style:apply-style-name="cf3" style:base-cell-address="OK.C1"/>
    </style:style>
    <style:style style:name="ce32" style:family="table-cell" style:parent-style-name="Default" style:data-style-name="N0">
      <style:text-properties style:font-name="Liberation Serif" style:font-name-asian="Liberation Serif" style:font-name-complex="Liberation Serif"/>
      <style:map style:condition="cell-content()=&quot;Temperature&quot;" style:apply-style-name="cf3" style:base-cell-address="OK.C1"/>
      <style:map style:condition="cell-content()=&quot;Humidity&quot;" style:apply-style-name="cf3" style:base-cell-address="OK.C1"/>
      <style:map style:condition="cell-content()=&quot;Utility&quot;" style:apply-style-name="cf3" style:base-cell-address="OK.C1"/>
      <style:map style:condition="cell-content()=&quot;Barometer&quot;" style:apply-style-name="cf3" style:base-cell-address="OK.C1"/>
      <style:map style:condition="cell-content()=&quot;mV&quot;" style:apply-style-name="cf3" style:base-cell-address="OK.C1"/>
      <style:map style:condition="cell-content()=&quot;Percent&quot;" style:apply-style-name="cf3" style:base-cell-address="OK.C1"/>
      <style:map style:condition="cell-content()=&quot;LinkQuality&quot;" style:apply-style-name="cf3" style:base-cell-address="OK.C1"/>
      <style:map style:condition="cell-content()=0" style:apply-style-name="cf4" style:base-cell-address="OK.C1"/>
      <style:map style:condition="cell-content()=&quot;dd&quot;" style:apply-style-name="cf3" style:base-cell-address="OK.C1"/>
      <style:map style:condition="cell-content()=&quot;ff&quot;" style:apply-style-name="cf3" style:base-cell-address="OK.C1"/>
      <style:map style:condition="cell-content()=&quot;dx10&quot;" style:apply-style-name="cf3" style:base-cell-address="OK.C1"/>
      <style:map style:condition="cell-content()=&quot;fxi10&quot;" style:apply-style-name="cf3" style:base-cell-address="OK.C1"/>
      <style:map style:condition="cell-content()=&quot;Leak&quot;" style:apply-style-name="cf3" style:base-cell-address="OK.C1"/>
      <style:map style:condition="cell-content()=&quot;kWh&quot;" style:apply-style-name="cf3" style:base-cell-address="OK.C1"/>
      <style:map style:condition="cell-content()=&quot;kVA&quot;" style:apply-style-name="cf3" style:base-cell-address="OK.C1"/>
      <style:map style:condition="cell-content()=&quot;Binary&quot;" style:apply-style-name="cf3" style:base-cell-address="OK.C1"/>
    </style:style>
    <style:style style:name="ce22" style:family="table-cell" style:parent-style-name="Default" style:data-style-name="N0">
      <style:table-cell-properties fo:wrap-option="wrap" fo:border="2.01pt solid #cccccc" style:vertical-align="automatic"/>
      <style:text-properties style:font-name="Arial" style:font-name-asian="Arial1" style:font-name-complex="Arial1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2.01pt solid #cccccc" fo:padding-bottom="0.035cm" fo:padding-left="0.035cm" fo:padding-right="0cm" fo:padding-top="0.035cm" style:vertical-align="automatic"/>
      <style:paragraph-properties fo:text-align="end"/>
      <style:text-properties style:text-line-through-style="solid" style:text-line-through-type="single" style:font-name="Arial" style:font-name-asian="Arial1" style:font-name-complex="Arial1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2.01pt solid #cccccc" fo:padding-bottom="0.035cm" fo:padding-left="0.035cm" fo:padding-right="0cm" fo:padding-top="0.035cm" style:vertical-align="automatic"/>
      <style:paragraph-properties fo:text-align="end"/>
      <style:text-properties style:font-name="Arial" style:font-name-asian="Arial1" style:font-name-complex="Arial1"/>
    </style:style>
    <style:style style:name="ce26" style:family="table-cell" style:parent-style-name="Default" style:data-style-name="N0">
      <style:table-cell-properties fo:background-color="transparent" fo:wrap-option="wrap" fo:border="2.01pt solid #cccccc" style:vertical-align="automatic"/>
      <style:text-properties fo:color="#000000" style:text-line-through-style="solid" style:text-line-through-type="single" style:font-name="Arial" style:font-name-asian="Arial1" style:font-name-complex="Arial1"/>
    </style:style>
    <style:style style:name="ce27" style:family="table-cell" style:parent-style-name="Default" style:data-style-name="N0">
      <style:table-cell-properties fo:background-color="transparent" fo:border="2.01pt solid #cccccc" style:vertical-align="middle"/>
      <style:text-properties fo:color="#000000" style:font-name="Arial" style:font-name-asian="Arial1" style:font-name-complex="Arial1"/>
    </style:style>
    <style:style style:name="ce29" style:family="table-cell" style:parent-style-name="Default" style:data-style-name="N0">
      <style:table-cell-properties fo:background-color="transparent" fo:wrap-option="wrap" fo:border="2.01pt solid #cccccc" style:vertical-align="automatic"/>
      <style:text-properties fo:color="#000000" style:font-name="Arial" style:font-name-asian="Arial1" style:font-name-complex="Arial1"/>
    </style:style>
    <style:style style:name="ce31" style:family="table-cell" style:parent-style-name="Default" style:data-style-name="N0">
      <style:table-cell-properties fo:background-color="transparent" fo:wrap-option="wrap" fo:border="2.01pt solid #cccccc" style:vertical-align="automatic"/>
      <style:text-properties style:font-name="Arial" style:font-name-asian="Arial1" style:font-name-complex="Arial1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fo:border="2.01pt solid #cccccc" style:vertical-align="automatic"/>
      <style:paragraph-properties fo:text-align="center"/>
      <style:text-properties fo:color="#000000" style:font-name="Arial" fo:font-weight="bold" style:font-name-asian="Arial1" style:font-weight-asian="bold" style:font-name-complex="Arial1" style:font-weight-complex="bold"/>
    </style:style>
    <style:style style:name="ce36" style:family="table-cell" style:parent-style-name="Default" style:data-style-name="N0">
      <style:table-cell-properties fo:background-color="transparent"/>
    </style:style>
    <style:style style:name="ce45" style:family="table-cell" style:parent-style-name="Default" style:data-style-name="N0">
      <style:table-cell-properties style:text-align-source="fix" style:repeat-content="false" fo:background-color="transparent" fo:wrap-option="wrap" fo:border="2.01pt solid #cccccc" style:vertical-align="automatic"/>
      <style:paragraph-properties fo:text-align="center"/>
      <style:text-properties style:font-name="Arial" style:font-name-asian="Arial1" style:font-name-complex="Arial1"/>
    </style:style>
    <style:style style:name="ce46" style:family="table-cell" style:parent-style-name="Default" style:data-style-name="N0">
      <style:table-cell-properties fo:background-color="transparent" fo:wrap-option="wrap" fo:border="2.01pt solid #cccccc" style:vertical-align="automatic"/>
      <style:text-properties fo:color="#000000" style:font-name="Courier New" style:font-name-asian="Courier New1" style:font-name-complex="Courier New1"/>
    </style:style>
    <style:style style:name="ce21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28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  <style:map style:condition="cell-content()=&quot;Temperature&quot;" style:apply-style-name="cf3" style:base-cell-address="OK.C1"/>
      <style:map style:condition="cell-content()=&quot;Humidity&quot;" style:apply-style-name="cf3" style:base-cell-address="OK.C1"/>
      <style:map style:condition="cell-content()=&quot;Utility&quot;" style:apply-style-name="cf3" style:base-cell-address="OK.C1"/>
      <style:map style:condition="cell-content()=&quot;Barometer&quot;" style:apply-style-name="cf3" style:base-cell-address="OK.C1"/>
      <style:map style:condition="cell-content()=&quot;mV&quot;" style:apply-style-name="cf3" style:base-cell-address="OK.C1"/>
      <style:map style:condition="cell-content()=&quot;Percent&quot;" style:apply-style-name="cf3" style:base-cell-address="OK.C1"/>
      <style:map style:condition="cell-content()=&quot;LinkQuality&quot;" style:apply-style-name="cf3" style:base-cell-address="OK.C1"/>
      <style:map style:condition="cell-content()=0" style:apply-style-name="cf4" style:base-cell-address="OK.C1"/>
      <style:map style:condition="cell-content()=&quot;dd&quot;" style:apply-style-name="cf3" style:base-cell-address="OK.C1"/>
      <style:map style:condition="cell-content()=&quot;ff&quot;" style:apply-style-name="cf3" style:base-cell-address="OK.C1"/>
      <style:map style:condition="cell-content()=&quot;dx10&quot;" style:apply-style-name="cf3" style:base-cell-address="OK.C1"/>
      <style:map style:condition="cell-content()=&quot;fxi10&quot;" style:apply-style-name="cf3" style:base-cell-address="OK.C1"/>
      <style:map style:condition="cell-content()=&quot;Leak&quot;" style:apply-style-name="cf3" style:base-cell-address="OK.C1"/>
      <style:map style:condition="cell-content()=&quot;kWh&quot;" style:apply-style-name="cf3" style:base-cell-address="OK.C1"/>
      <style:map style:condition="cell-content()=&quot;kVA&quot;" style:apply-style-name="cf3" style:base-cell-address="OK.C1"/>
      <style:map style:condition="cell-content()=&quot;Binary&quot;" style:apply-style-name="cf3" style:base-cell-address="OK.C1"/>
    </style:style>
    <style:style style:name="ce33" style:family="table-cell" style:parent-style-name="Default">
      <style:map style:condition="cell-content()=&quot;Temperature&quot;" style:apply-style-name="cf3" style:base-cell-address="OK.C1"/>
      <style:map style:condition="cell-content()=&quot;Humidity&quot;" style:apply-style-name="cf3" style:base-cell-address="OK.C1"/>
      <style:map style:condition="cell-content()=&quot;Utility&quot;" style:apply-style-name="cf3" style:base-cell-address="OK.C1"/>
      <style:map style:condition="cell-content()=&quot;Barometer&quot;" style:apply-style-name="cf3" style:base-cell-address="OK.C1"/>
      <style:map style:condition="cell-content()=&quot;mV&quot;" style:apply-style-name="cf3" style:base-cell-address="OK.C1"/>
      <style:map style:condition="cell-content()=&quot;Percent&quot;" style:apply-style-name="cf3" style:base-cell-address="OK.C1"/>
      <style:map style:condition="cell-content()=&quot;LinkQuality&quot;" style:apply-style-name="cf3" style:base-cell-address="OK.C1"/>
      <style:map style:condition="cell-content()=0" style:apply-style-name="cf4" style:base-cell-address="OK.C1"/>
      <style:map style:condition="cell-content()=&quot;dd&quot;" style:apply-style-name="cf3" style:base-cell-address="OK.C1"/>
      <style:map style:condition="cell-content()=&quot;ff&quot;" style:apply-style-name="cf3" style:base-cell-address="OK.C1"/>
      <style:map style:condition="cell-content()=&quot;dx10&quot;" style:apply-style-name="cf3" style:base-cell-address="OK.C1"/>
      <style:map style:condition="cell-content()=&quot;fxi10&quot;" style:apply-style-name="cf3" style:base-cell-address="OK.C1"/>
      <style:map style:condition="cell-content()=&quot;Leak&quot;" style:apply-style-name="cf3" style:base-cell-address="OK.C1"/>
      <style:map style:condition="cell-content()=&quot;kWh&quot;" style:apply-style-name="cf3" style:base-cell-address="OK.C1"/>
      <style:map style:condition="cell-content()=&quot;kVA&quot;" style:apply-style-name="cf3" style:base-cell-address="OK.C1"/>
      <style:map style:condition="cell-content()=&quot;Binary&quot;" style:apply-style-name="cf3" style:base-cell-address="OK.C1"/>
    </style:style>
    <style:style style:name="ce34" style:family="table-cell" style:parent-style-name="Default" style:data-style-name="N0">
      <style:text-properties style:font-name="Liberation Serif" style:font-name-asian="Liberation Serif" style:font-name-complex="Liberation Serif"/>
      <style:map style:condition="cell-content()=&quot;Temperature&quot;" style:apply-style-name="cf3" style:base-cell-address="OK.C1"/>
      <style:map style:condition="cell-content()=&quot;Humidity&quot;" style:apply-style-name="cf3" style:base-cell-address="OK.C1"/>
      <style:map style:condition="cell-content()=&quot;Utility&quot;" style:apply-style-name="cf3" style:base-cell-address="OK.C1"/>
      <style:map style:condition="cell-content()=&quot;Barometer&quot;" style:apply-style-name="cf3" style:base-cell-address="OK.C1"/>
      <style:map style:condition="cell-content()=&quot;mV&quot;" style:apply-style-name="cf3" style:base-cell-address="OK.C1"/>
      <style:map style:condition="cell-content()=&quot;Percent&quot;" style:apply-style-name="cf3" style:base-cell-address="OK.C1"/>
      <style:map style:condition="cell-content()=&quot;LinkQuality&quot;" style:apply-style-name="cf3" style:base-cell-address="OK.C1"/>
      <style:map style:condition="cell-content()=0" style:apply-style-name="cf4" style:base-cell-address="OK.C1"/>
      <style:map style:condition="cell-content()=&quot;dd&quot;" style:apply-style-name="cf3" style:base-cell-address="OK.C1"/>
      <style:map style:condition="cell-content()=&quot;ff&quot;" style:apply-style-name="cf3" style:base-cell-address="OK.C1"/>
      <style:map style:condition="cell-content()=&quot;dx10&quot;" style:apply-style-name="cf3" style:base-cell-address="OK.C1"/>
      <style:map style:condition="cell-content()=&quot;fxi10&quot;" style:apply-style-name="cf3" style:base-cell-address="OK.C1"/>
      <style:map style:condition="cell-content()=&quot;Leak&quot;" style:apply-style-name="cf3" style:base-cell-address="OK.C1"/>
      <style:map style:condition="cell-content()=&quot;kWh&quot;" style:apply-style-name="cf3" style:base-cell-address="OK.C1"/>
      <style:map style:condition="cell-content()=&quot;kVA&quot;" style:apply-style-name="cf3" style:base-cell-address="OK.C1"/>
      <style:map style:condition="cell-content()=&quot;Binary&quot;" style:apply-style-name="cf3" style:base-cell-address="OK.C1"/>
    </style:style>
    <style:style style:name="ce37" style:family="table-cell" style:parent-style-name="Default" style:data-style-name="N0">
      <style:table-cell-properties fo:wrap-option="wrap" fo:border="2.01pt solid #cccccc" style:vertical-align="automatic"/>
      <style:text-properties style:font-name="Arial" style:font-name-asian="Arial1" style:font-name-complex="Arial1"/>
    </style:style>
    <style:style style:name="ce38" style:family="table-cell" style:parent-style-name="Default" style:data-style-name="N0">
      <style:table-cell-properties style:text-align-source="fix" style:repeat-content="false" fo:background-color="transparent" fo:wrap-option="wrap" fo:border="2.01pt solid #cccccc" fo:padding-bottom="0.035cm" fo:padding-left="0.035cm" fo:padding-right="0cm" fo:padding-top="0.035cm" style:vertical-align="automatic"/>
      <style:paragraph-properties fo:text-align="end"/>
      <style:text-properties style:text-line-through-style="solid" style:text-line-through-type="single" style:font-name="Arial" style:font-name-asian="Arial1" style:font-name-complex="Arial1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2.01pt solid #cccccc" fo:padding-bottom="0.035cm" fo:padding-left="0.035cm" fo:padding-right="0cm" fo:padding-top="0.035cm" style:vertical-align="automatic"/>
      <style:paragraph-properties fo:text-align="end"/>
      <style:text-properties style:font-name="Arial" style:font-name-asian="Arial1" style:font-name-complex="Arial1"/>
    </style:style>
    <style:style style:name="ce1" style:family="table-cell" style:parent-style-name="Default" style:data-style-name="N0"/>
    <style:style style:name="ce41" style:family="table-cell" style:parent-style-name="Default" style:data-style-name="N0">
      <style:table-cell-properties fo:background-color="transparent" fo:wrap-option="wrap" fo:border="2.01pt solid #cccccc" style:vertical-align="automatic"/>
      <style:text-properties fo:color="#000000" style:text-line-through-style="solid" style:text-line-through-type="single" style:font-name="Arial" style:font-name-asian="Arial1" style:font-name-complex="Arial1"/>
    </style:style>
    <style:style style:name="ce42" style:family="table-cell" style:parent-style-name="Default" style:data-style-name="N0">
      <style:table-cell-properties fo:background-color="transparent" fo:border="2.01pt solid #cccccc" style:vertical-align="middle"/>
      <style:text-properties fo:color="#000000" style:font-name="Arial" style:font-name-asian="Arial1" style:font-name-complex="Arial1"/>
    </style:style>
    <style:style style:name="ce43" style:family="table-cell" style:parent-style-name="Default" style:data-style-name="N0">
      <style:table-cell-properties fo:background-color="transparent" fo:wrap-option="wrap" fo:border="2.01pt solid #cccccc" style:vertical-align="automatic"/>
      <style:text-properties fo:color="#000000" style:font-name="Arial" style:font-name-asian="Arial1" style:font-name-complex="Arial1"/>
    </style:style>
    <style:style style:name="ce44" style:family="table-cell" style:parent-style-name="Default" style:data-style-name="N0">
      <style:table-cell-properties fo:background-color="transparent" fo:wrap-option="wrap" fo:border="2.01pt solid #cccccc" style:vertical-align="automatic"/>
      <style:text-properties style:font-name="Arial" style:font-name-asian="Arial1" style:font-name-complex="Arial1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2.01pt solid #cccccc" style:vertical-align="automatic"/>
      <style:paragraph-properties fo:text-align="center"/>
      <style:text-properties fo:color="#000000" style:font-name="Arial" fo:font-weight="bold" style:font-name-asian="Arial1" style:font-weight-asian="bold" style:font-name-complex="Arial1" style:font-weight-complex="bold"/>
    </style:style>
    <style:style style:name="ce48" style:family="table-cell" style:parent-style-name="Default" style:data-style-name="N0">
      <style:table-cell-properties fo:background-color="transparent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fo:border="2.01pt solid #cccccc" style:vertical-align="automatic"/>
      <style:paragraph-properties fo:text-align="center"/>
      <style:text-properties style:font-name="Arial" style:font-name-asian="Arial1" style:font-name-complex="Arial1"/>
    </style:style>
    <style:style style:name="ce50" style:family="table-cell" style:parent-style-name="Default" style:data-style-name="N0">
      <style:table-cell-properties fo:background-color="transparent" fo:wrap-option="wrap" fo:border="2.01pt solid #cccccc" style:vertical-align="automatic"/>
      <style:text-properties fo:color="#000000" style:font-name="Courier New" style:font-name-asian="Courier New1" style:font-name-complex="Courier New1"/>
    </style:style>
  </office:automatic-styles>
  <office:body>
    <office:spreadsheet>
      <table:calculation-settings table:automatic-find-labels="false" table:use-regular-expressions="false" table:use-wildcards="true"/>
      <table:table table:name="OK" table:style-name="ta4">
        <table:table-column table:style-name="co1" table:default-cell-style-name="Default"/>
        <table:table-column table:style-name="co13" table:default-cell-style-name="Default"/>
        <table:table-column table:style-name="co3" table:default-cell-style-name="ce33"/>
        <table:table-column table:style-name="co3" table:number-columns-repeated="2" table:default-cell-style-name="Default"/>
        <table:table-column table:style-name="co4" table:number-columns-repeated="16379" table:default-cell-style-name="Default"/>
        <table:table-row table:style-name="ro1">
          <table:table-cell table:style-name="ce21" office:value-type="string" calcext:value-type="string">
            <text:p>Comment</text:p>
          </table:table-cell>
          <table:table-cell table:style-name="ce21"/>
          <table:table-cell table:style-name="ce28" office:value-type="string" calcext:value-type="string">
            <text:p>DataType</text:p>
          </table:table-cell>
          <table:table-cell table:style-name="ce21" office:value-type="string" calcext:value-type="string">
            <text:p>Idx</text:p>
          </table:table-cell>
          <table:table-cell table:style-name="ce21" office:value-type="string" calcext:value-type="string">
            <text:p>Jeedom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Salon-Gateway</text:p>
          </table:table-cell>
          <table:table-cell table:style-name="ce21"/>
          <table:table-cell table:style-name="ce28" office:value-type="string" calcext:value-type="string">
            <text:p>Temperature</text:p>
          </table:table-cell>
          <table:table-cell table:style-name="ce21" office:value-type="float" office:value="144" calcext:value-type="float">
            <text:p>144</text:p>
          </table:table-cell>
          <table:table-cell table:style-name="ce21" office:value-type="float" office:value="1546" calcext:value-type="float">
            <text:p>1546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Extérieur sous abri</text:p>
          </table:table-cell>
          <table:table-cell table:style-name="ce21"/>
          <table:table-cell table:style-name="ce28" office:value-type="string" calcext:value-type="string">
            <text:p>Temperature</text:p>
          </table:table-cell>
          <table:table-cell table:style-name="ce21" office:value-type="float" office:value="103" calcext:value-type="float">
            <text:p>103</text:p>
          </table:table-cell>
          <table:table-cell table:style-name="ce21" office:value-type="float" office:value="1668" calcext:value-type="float">
            <text:p>1668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Humidity</text:p>
          </table:table-cell>
          <table:table-cell table:style-name="ce21" office:value-type="float" office:value="103" calcext:value-type="float">
            <text:p>103</text:p>
          </table:table-cell>
          <table:table-cell table:style-name="ce21" office:value-type="float" office:value="278" calcext:value-type="float">
            <text:p>278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U Batterie</text:p>
          </table:table-cell>
          <table:table-cell office:value-type="string" calcext:value-type="string">
            <text:p>Utility</text:p>
          </table:table-cell>
          <table:table-cell table:style-name="ce21" office:value-type="float" office:value="103" calcext:value-type="float">
            <text:p>103</text:p>
          </table:table-cell>
          <table:table-cell table:style-name="ce21" office:value-type="float" office:value="1669" calcext:value-type="float">
            <text:p>1669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Cellier</text:p>
          </table:table-cell>
          <table:table-cell table:style-name="ce21"/>
          <table:table-cell table:style-name="ce28" office:value-type="string" calcext:value-type="string">
            <text:p>Temperature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1556" calcext:value-type="float">
            <text:p>1556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Humidity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1558" calcext:value-type="float">
            <text:p>1558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Moulin</text:p>
          </table:table-cell>
          <table:table-cell table:style-name="ce21"/>
          <table:table-cell table:style-name="ce28" office:value-type="string" calcext:value-type="string">
            <text:p>Temperature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1560" calcext:value-type="float">
            <text:p>1560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Humidity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1561" calcext:value-type="float">
            <text:p>1561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Cave moulin</text:p>
          </table:table-cell>
          <table:table-cell table:style-name="ce21"/>
          <table:table-cell table:style-name="ce28" office:value-type="string" calcext:value-type="string">
            <text:p>Temperature</text:p>
          </table:table-cell>
          <table:table-cell table:style-name="ce21" office:value-type="float" office:value="437" calcext:value-type="float">
            <text:p>437</text:p>
          </table:table-cell>
          <table:table-cell table:style-name="ce21" office:value-type="float" office:value="1648" calcext:value-type="float">
            <text:p>1648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Humidity</text:p>
          </table:table-cell>
          <table:table-cell table:style-name="ce21" office:value-type="float" office:value="437" calcext:value-type="float">
            <text:p>437</text:p>
          </table:table-cell>
          <table:table-cell table:style-name="ce21" office:value-type="float" office:value="1649" calcext:value-type="float">
            <text:p>1649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Entrée</text:p>
          </table:table-cell>
          <table:table-cell table:style-name="ce21"/>
          <table:table-cell table:style-name="ce28" office:value-type="string" calcext:value-type="string">
            <text:p>Temperature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1554" calcext:value-type="float">
            <text:p>1554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Humidity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1555" calcext:value-type="float">
            <text:p>1555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Chambre</text:p>
          </table:table-cell>
          <table:table-cell table:style-name="ce21"/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337" calcext:value-type="float">
            <text:p>337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Humidity</text:p>
          </table:table-cell>
          <table:table-cell table:style-name="ce21" office:value-type="float" office:value="337" calcext:value-type="float">
            <text:p>337</text:p>
          </table:table-cell>
          <table:table-cell table:style-name="ce21" office:value-type="float" office:value="338" calcext:value-type="float">
            <text:p>338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Barometer</text:p>
          </table:table-cell>
          <table:table-cell table:style-name="ce21" office:value-type="float" office:value="337" calcext:value-type="float">
            <text:p>337</text:p>
          </table:table-cell>
          <table:table-cell table:style-name="ce21" office:value-type="float" office:value="339" calcext:value-type="float">
            <text:p>339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U Batterie</text:p>
          </table:table-cell>
          <table:table-cell office:value-type="string" calcext:value-type="string">
            <text:p>mV</text:p>
          </table:table-cell>
          <table:table-cell table:style-name="ce21" office:value-type="float" office:value="337" calcext:value-type="float">
            <text:p>337</text:p>
          </table:table-cell>
          <table:table-cell table:style-name="ce21" office:value-type="float" office:value="351" calcext:value-type="float">
            <text:p>351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% batterie</text:p>
          </table:table-cell>
          <table:table-cell office:value-type="string" calcext:value-type="string">
            <text:p>Percent</text:p>
          </table:table-cell>
          <table:table-cell table:style-name="ce21" office:value-type="float" office:value="337" calcext:value-type="float">
            <text:p>337</text:p>
          </table:table-cell>
          <table:table-cell table:style-name="ce21" office:value-type="float" office:value="352" calcext:value-type="float">
            <text:p>352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LinkQuality</text:p>
          </table:table-cell>
          <table:table-cell table:style-name="ce21" office:value-type="float" office:value="337" calcext:value-type="float">
            <text:p>337</text:p>
          </table:table-cell>
          <table:table-cell table:style-name="ce21" office:value-type="float" office:value="340" calcext:value-type="float">
            <text:p>340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Véranda</text:p>
          </table:table-cell>
          <table:table-cell table:style-name="ce21"/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343" calcext:value-type="float">
            <text:p>343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Humidity</text:p>
          </table:table-cell>
          <table:table-cell table:style-name="ce21" office:value-type="float" office:value="343" calcext:value-type="float">
            <text:p>343</text:p>
          </table:table-cell>
          <table:table-cell table:style-name="ce21" office:value-type="float" office:value="344" calcext:value-type="float">
            <text:p>344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Barometer</text:p>
          </table:table-cell>
          <table:table-cell table:style-name="ce21" office:value-type="float" office:value="343" calcext:value-type="float">
            <text:p>343</text:p>
          </table:table-cell>
          <table:table-cell table:style-name="ce21" office:value-type="float" office:value="345" calcext:value-type="float">
            <text:p>345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U Batterie</text:p>
          </table:table-cell>
          <table:table-cell office:value-type="string" calcext:value-type="string">
            <text:p>mV</text:p>
          </table:table-cell>
          <table:table-cell table:style-name="ce21" office:value-type="float" office:value="343" calcext:value-type="float">
            <text:p>343</text:p>
          </table:table-cell>
          <table:table-cell table:style-name="ce21" office:value-type="float" office:value="353" calcext:value-type="float">
            <text:p>353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% batterie</text:p>
          </table:table-cell>
          <table:table-cell office:value-type="string" calcext:value-type="string">
            <text:p>Percent</text:p>
          </table:table-cell>
          <table:table-cell table:style-name="ce21" office:value-type="float" office:value="343" calcext:value-type="float">
            <text:p>343</text:p>
          </table:table-cell>
          <table:table-cell table:style-name="ce21" office:value-type="float" office:value="354" calcext:value-type="float">
            <text:p>354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LinkQuality</text:p>
          </table:table-cell>
          <table:table-cell table:style-name="ce21" office:value-type="float" office:value="343" calcext:value-type="float">
            <text:p>343</text:p>
          </table:table-cell>
          <table:table-cell table:style-name="ce21" office:value-type="float" office:value="346" calcext:value-type="float">
            <text:p>346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Bureau télétravail</text:p>
          </table:table-cell>
          <table:table-cell table:style-name="ce21"/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376" calcext:value-type="float">
            <text:p>376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Humidity</text:p>
          </table:table-cell>
          <table:table-cell table:style-name="ce21" office:value-type="float" office:value="376" calcext:value-type="float">
            <text:p>376</text:p>
          </table:table-cell>
          <table:table-cell table:style-name="ce21" office:value-type="float" office:value="377" calcext:value-type="float">
            <text:p>377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Barometer</text:p>
          </table:table-cell>
          <table:table-cell table:style-name="ce21" office:value-type="float" office:value="376" calcext:value-type="float">
            <text:p>376</text:p>
          </table:table-cell>
          <table:table-cell table:style-name="ce21" office:value-type="float" office:value="378" calcext:value-type="float">
            <text:p>378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U Batterie</text:p>
          </table:table-cell>
          <table:table-cell office:value-type="string" calcext:value-type="string">
            <text:p>mV</text:p>
          </table:table-cell>
          <table:table-cell table:style-name="ce21" office:value-type="float" office:value="376" calcext:value-type="float">
            <text:p>376</text:p>
          </table:table-cell>
          <table:table-cell table:style-name="ce21" office:value-type="float" office:value="381" calcext:value-type="float">
            <text:p>381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% batterie</text:p>
          </table:table-cell>
          <table:table-cell office:value-type="string" calcext:value-type="string">
            <text:p>Percent</text:p>
          </table:table-cell>
          <table:table-cell table:style-name="ce21" office:value-type="float" office:value="376" calcext:value-type="float">
            <text:p>376</text:p>
          </table:table-cell>
          <table:table-cell table:style-name="ce21" office:value-type="float" office:value="382" calcext:value-type="float">
            <text:p>382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LinkQuality</text:p>
          </table:table-cell>
          <table:table-cell table:style-name="ce21" office:value-type="float" office:value="376" calcext:value-type="float">
            <text:p>376</text:p>
          </table:table-cell>
          <table:table-cell table:style-name="ce21" office:value-type="float" office:value="379" calcext:value-type="float">
            <text:p>379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LFBO</text:p>
          </table:table-cell>
          <table:table-cell table:style-name="ce21"/>
          <table:table-cell table:style-name="ce28" office:value-type="string" calcext:value-type="string">
            <text:p>Temperature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9" calcext:value-type="float">
            <text:p>29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Humidity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0" calcext:value-type="float">
            <text:p>30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Barometer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44" calcext:value-type="float">
            <text:p>44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Muret Lherm</text:p>
          </table:table-cell>
          <table:table-cell table:style-name="ce21"/>
          <table:table-cell table:style-name="ce28" office:value-type="string" calcext:value-type="string">
            <text:p>Temperature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228" calcext:value-type="float">
            <text:p>1228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Humidity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239" calcext:value-type="float">
            <text:p>1239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dd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240" calcext:value-type="float">
            <text:p>1240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ff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241" calcext:value-type="float">
            <text:p>1241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dx10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242" calcext:value-type="float">
            <text:p>1242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fxi10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243" calcext:value-type="float">
            <text:p>1243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Pièce musique</text:p>
          </table:table-cell>
          <table:table-cell table:style-name="ce21"/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368" calcext:value-type="float">
            <text:p>368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Humidity</text:p>
          </table:table-cell>
          <table:table-cell table:style-name="ce21" office:value-type="float" office:value="368" calcext:value-type="float">
            <text:p>368</text:p>
          </table:table-cell>
          <table:table-cell table:style-name="ce21" office:value-type="float" office:value="369" calcext:value-type="float">
            <text:p>369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Barometer</text:p>
          </table:table-cell>
          <table:table-cell table:style-name="ce21" office:value-type="float" office:value="368" calcext:value-type="float">
            <text:p>368</text:p>
          </table:table-cell>
          <table:table-cell table:style-name="ce21" office:value-type="float" office:value="370" calcext:value-type="float">
            <text:p>370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U Batterie</text:p>
          </table:table-cell>
          <table:table-cell office:value-type="string" calcext:value-type="string">
            <text:p>mV</text:p>
          </table:table-cell>
          <table:table-cell table:style-name="ce21" office:value-type="float" office:value="368" calcext:value-type="float">
            <text:p>368</text:p>
          </table:table-cell>
          <table:table-cell table:style-name="ce21" office:value-type="float" office:value="373" calcext:value-type="float">
            <text:p>373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% batterie</text:p>
          </table:table-cell>
          <table:table-cell office:value-type="string" calcext:value-type="string">
            <text:p>Percent</text:p>
          </table:table-cell>
          <table:table-cell table:style-name="ce21" office:value-type="float" office:value="368" calcext:value-type="float">
            <text:p>368</text:p>
          </table:table-cell>
          <table:table-cell table:style-name="ce21" office:value-type="float" office:value="374" calcext:value-type="float">
            <text:p>374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LinkQuality</text:p>
          </table:table-cell>
          <table:table-cell table:style-name="ce21" office:value-type="float" office:value="368" calcext:value-type="float">
            <text:p>368</text:p>
          </table:table-cell>
          <table:table-cell table:style-name="ce21" office:value-type="float" office:value="371" calcext:value-type="float">
            <text:p>371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Cuisine</text:p>
          </table:table-cell>
          <table:table-cell table:style-name="ce21"/>
          <table:table-cell table:style-name="ce28" office:value-type="string" calcext:value-type="string">
            <text:p>Leak</text:p>
          </table:table-cell>
          <table:table-cell table:number-columns-repeated="2" table:style-name="ce21" office:value-type="float" office:value="398" calcext:value-type="float">
            <text:p>398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U Batterie</text:p>
          </table:table-cell>
          <table:table-cell office:value-type="string" calcext:value-type="string">
            <text:p>mV</text:p>
          </table:table-cell>
          <table:table-cell table:style-name="ce21" office:value-type="float" office:value="398" calcext:value-type="float">
            <text:p>398</text:p>
          </table:table-cell>
          <table:table-cell table:style-name="ce21" office:value-type="float" office:value="396" calcext:value-type="float">
            <text:p>396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% batterie</text:p>
          </table:table-cell>
          <table:table-cell office:value-type="string" calcext:value-type="string">
            <text:p>Percent</text:p>
          </table:table-cell>
          <table:table-cell table:style-name="ce21" office:value-type="float" office:value="398" calcext:value-type="float">
            <text:p>398</text:p>
          </table:table-cell>
          <table:table-cell table:style-name="ce21" office:value-type="float" office:value="397" calcext:value-type="float">
            <text:p>397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LinkQuality</text:p>
          </table:table-cell>
          <table:table-cell table:style-name="ce21" office:value-type="float" office:value="398" calcext:value-type="float">
            <text:p>398</text:p>
          </table:table-cell>
          <table:table-cell table:style-name="ce21" office:value-type="float" office:value="394" calcext:value-type="float">
            <text:p>394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Salon</text:p>
          </table:table-cell>
          <table:table-cell table:style-name="ce21"/>
          <table:table-cell table:style-name="ce28" office:value-type="string" calcext:value-type="string">
            <text:p>Temperature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48" calcext:value-type="float">
            <text:p>548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Humidity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49" calcext:value-type="float">
            <text:p>549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Baromet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50" calcext:value-type="float">
            <text:p>550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U Batterie</text:p>
          </table:table-cell>
          <table:table-cell office:value-type="string" calcext:value-type="string">
            <text:p>mV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52" calcext:value-type="float">
            <text:p>552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% batterie</text:p>
          </table:table-cell>
          <table:table-cell office:value-type="string" calcext:value-type="string">
            <text:p>Percent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53" calcext:value-type="float">
            <text:p>553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LinkQuality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51" calcext:value-type="float">
            <text:p>551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SPA</text:p>
          </table:table-cell>
          <table:table-cell table:style-name="ce21"/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561" calcext:value-type="float">
            <text:p>561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Humidity</text:p>
          </table:table-cell>
          <table:table-cell table:style-name="ce21" office:value-type="float" office:value="561" calcext:value-type="float">
            <text:p>561</text:p>
          </table:table-cell>
          <table:table-cell table:style-name="ce21" office:value-type="float" office:value="562" calcext:value-type="float">
            <text:p>562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Barometer</text:p>
          </table:table-cell>
          <table:table-cell table:style-name="ce21" office:value-type="float" office:value="561" calcext:value-type="float">
            <text:p>561</text:p>
          </table:table-cell>
          <table:table-cell table:style-name="ce21" office:value-type="float" office:value="564" calcext:value-type="float">
            <text:p>564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U Batterie</text:p>
          </table:table-cell>
          <table:table-cell office:value-type="string" calcext:value-type="string">
            <text:p>mV</text:p>
          </table:table-cell>
          <table:table-cell table:style-name="ce21" office:value-type="float" office:value="561" calcext:value-type="float">
            <text:p>561</text:p>
          </table:table-cell>
          <table:table-cell table:style-name="ce21" office:value-type="float" office:value="566" calcext:value-type="float">
            <text:p>566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% batterie</text:p>
          </table:table-cell>
          <table:table-cell office:value-type="string" calcext:value-type="string">
            <text:p>Percent</text:p>
          </table:table-cell>
          <table:table-cell table:style-name="ce21" office:value-type="float" office:value="561" calcext:value-type="float">
            <text:p>561</text:p>
          </table:table-cell>
          <table:table-cell table:style-name="ce21" office:value-type="float" office:value="567" calcext:value-type="float">
            <text:p>567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LinkQuality</text:p>
          </table:table-cell>
          <table:table-cell table:style-name="ce21" office:value-type="float" office:value="561" calcext:value-type="float">
            <text:p>561</text:p>
          </table:table-cell>
          <table:table-cell table:style-name="ce21" office:value-type="float" office:value="565" calcext:value-type="float">
            <text:p>565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Mezzanine</text:p>
          </table:table-cell>
          <table:table-cell table:style-name="ce21"/>
          <table:table-cell table:style-name="ce28" office:value-type="string" calcext:value-type="string">
            <text:p>Temperature</text:p>
          </table:table-cell>
          <table:table-cell table:style-name="ce21" office:value-type="float" office:value="155" calcext:value-type="float">
            <text:p>155</text:p>
          </table:table-cell>
          <table:table-cell table:style-name="ce21" office:value-type="float" office:value="1048" calcext:value-type="float">
            <text:p>1048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Humidity</text:p>
          </table:table-cell>
          <table:table-cell table:style-name="ce21" office:value-type="float" office:value="155" calcext:value-type="float">
            <text:p>155</text:p>
          </table:table-cell>
          <table:table-cell table:style-name="ce21" office:value-type="float" office:value="1049" calcext:value-type="float">
            <text:p>1049</text:p>
          </table:table-cell>
          <table:table-cell table:number-columns-repeated="16379"/>
        </table:table-row>
        <table:table-row table:style-name="ro1">
          <table:table-cell table:style-name="ce25" table:number-columns-repeated="2"/>
          <table:table-cell table:style-name="ce28" office:value-type="string" calcext:value-type="string">
            <text:p>LinkQuality</text:p>
          </table:table-cell>
          <table:table-cell table:style-name="ce21" office:value-type="float" office:value="155" calcext:value-type="float">
            <text:p>155</text:p>
          </table:table-cell>
          <table:table-cell table:style-name="ce21" office:value-type="float" office:value="1051" calcext:value-type="float">
            <text:p>1051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U Batterie</text:p>
          </table:table-cell>
          <table:table-cell office:value-type="string" calcext:value-type="string">
            <text:p>mV</text:p>
          </table:table-cell>
          <table:table-cell table:style-name="ce21" office:value-type="float" office:value="155" calcext:value-type="float">
            <text:p>155</text:p>
          </table:table-cell>
          <table:table-cell table:style-name="ce21" office:value-type="float" office:value="1052" calcext:value-type="float">
            <text:p>1052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% batterie</text:p>
          </table:table-cell>
          <table:table-cell office:value-type="string" calcext:value-type="string">
            <text:p>Percent</text:p>
          </table:table-cell>
          <table:table-cell table:style-name="ce21" office:value-type="float" office:value="155" calcext:value-type="float">
            <text:p>155</text:p>
          </table:table-cell>
          <table:table-cell table:style-name="ce21" office:value-type="float" office:value="1053" calcext:value-type="float">
            <text:p>1053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Linky</text:p>
          </table:table-cell>
          <table:table-cell table:style-name="ce21" office:value-type="string" calcext:value-type="string">
            <text:p>Jour</text:p>
          </table:table-cell>
          <table:table-cell table:style-name="ce28" office:value-type="string" calcext:value-type="string">
            <text:p>kWh</text:p>
          </table:table-cell>
          <table:table-cell table:number-columns-repeated="2" table:style-name="ce21" office:value-type="float" office:value="1027" calcext:value-type="float">
            <text:p>1027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Mois</text:p>
          </table:table-cell>
          <table:table-cell office:value-type="string" calcext:value-type="string">
            <text:p>kWh</text:p>
          </table:table-cell>
          <table:table-cell table:number-columns-repeated="2" table:style-name="ce21" office:value-type="float" office:value="1028" calcext:value-type="float">
            <text:p>1028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Année</text:p>
          </table:table-cell>
          <table:table-cell office:value-type="string" calcext:value-type="string">
            <text:p>kWh</text:p>
          </table:table-cell>
          <table:table-cell table:number-columns-repeated="2" table:style-name="ce21" office:value-type="float" office:value="1029" calcext:value-type="float">
            <text:p>1029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Heure</text:p>
          </table:table-cell>
          <table:table-cell office:value-type="string" calcext:value-type="string">
            <text:p>kWh</text:p>
          </table:table-cell>
          <table:table-cell table:number-columns-repeated="2" table:style-name="ce21" office:value-type="float" office:value="1030" calcext:value-type="float">
            <text:p>1030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P max</text:p>
          </table:table-cell>
          <table:table-cell office:value-type="string" calcext:value-type="string">
            <text:p>kVA</text:p>
          </table:table-cell>
          <table:table-cell table:number-columns-repeated="2" table:style-name="ce21" office:value-type="float" office:value="1031" calcext:value-type="float">
            <text:p>1031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Fibre</text:p>
          </table:table-cell>
          <table:table-cell table:style-name="ce21" office:value-type="string" calcext:value-type="string">
            <text:p>Download</text:p>
          </table:table-cell>
          <table:table-cell office:value-type="string" calcext:value-type="string">
            <text:p>Utility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51" calcext:value-type="float">
            <text:p>1251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Upload</text:p>
          </table:table-cell>
          <table:table-cell office:value-type="string" calcext:value-type="string">
            <text:p>Utility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252" calcext:value-type="float">
            <text:p>1252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PAC</text:p>
          </table:table-cell>
          <table:table-cell table:style-name="ce21" office:value-type="string" calcext:value-type="string">
            <text:p>T extérieure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332" calcext:value-type="float">
            <text:p>1332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T flow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333" calcext:value-type="float">
            <text:p>1333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T Salon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330" calcext:value-type="float">
            <text:p>1330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T Véranda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331" calcext:value-type="float">
            <text:p>1331</text:p>
          </table:table-cell>
          <table:table-cell table:number-columns-repeated="16379"/>
        </table:table-row>
        <table:table-row table:style-name="ro6">
          <table:table-cell table:style-name="ce21"/>
          <table:table-cell table:style-name="ce21" office:value-type="string" calcext:value-type="string">
            <text:p>[Atelier][melcloud][MinTemperature_0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29" calcext:value-type="float">
            <text:p>1429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MaxTemperature_0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30" calcext:value-type="float">
            <text:p>1430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MaxSetTemperature_0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31" calcext:value-type="float">
            <text:p>1431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MinSetTemperature_0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32" calcext:value-type="float">
            <text:p>1432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FlowTemperatureZone1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33" calcext:value-type="float">
            <text:p>1433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FlowTemperatureZone2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34" calcext:value-type="float">
            <text:p>1434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FlowTemperatureBoiler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35" calcext:value-type="float">
            <text:p>1435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ReturnTemperature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36" calcext:value-type="float">
            <text:p>1436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ReturnTemperatureZone1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37" calcext:value-type="float">
            <text:p>1437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ReturnTemperatureZone2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38" calcext:value-type="float">
            <text:p>1438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ReturnTemperatureBoiler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39" calcext:value-type="float">
            <text:p>1439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[Atelier][melcloud][BoilerStatus]</text:p>
          </table:table-cell>
          <table:table-cell table:style-name="ce28" office:value-type="string" calcext:value-type="string">
            <text:p>Binary</text:p>
          </table:table-cell>
          <table:table-cell table:number-columns-repeated="2" table:style-name="ce21" office:value-type="float" office:value="1440" calcext:value-type="float">
            <text:p>1440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BoosterHeater1Status]</text:p>
          </table:table-cell>
          <table:table-cell table:style-name="ce28" office:value-type="string" calcext:value-type="string">
            <text:p>Binary</text:p>
          </table:table-cell>
          <table:table-cell table:number-columns-repeated="2" table:style-name="ce21" office:value-type="float" office:value="1441" calcext:value-type="float">
            <text:p>1441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BoosterHeater2Status]</text:p>
          </table:table-cell>
          <table:table-cell table:style-name="ce28" office:value-type="string" calcext:value-type="string">
            <text:p>Binary</text:p>
          </table:table-cell>
          <table:table-cell table:number-columns-repeated="2" table:style-name="ce21" office:value-type="float" office:value="1442" calcext:value-type="float">
            <text:p>1442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BoosterHeater2PlusStatus]</text:p>
          </table:table-cell>
          <table:table-cell table:style-name="ce28" office:value-type="string" calcext:value-type="string">
            <text:p>Binary</text:p>
          </table:table-cell>
          <table:table-cell table:number-columns-repeated="2" table:style-name="ce21" office:value-type="float" office:value="1443" calcext:value-type="float">
            <text:p>1443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ImmersionHeaterStatus]</text:p>
          </table:table-cell>
          <table:table-cell table:style-name="ce28" office:value-type="string" calcext:value-type="string">
            <text:p>Binary</text:p>
          </table:table-cell>
          <table:table-cell table:number-columns-repeated="2" table:style-name="ce21" office:value-type="float" office:value="1444" calcext:value-type="float">
            <text:p>1444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WaterPump1Status]</text:p>
          </table:table-cell>
          <table:table-cell table:style-name="ce28" office:value-type="string" calcext:value-type="string">
            <text:p>Binary</text:p>
          </table:table-cell>
          <table:table-cell table:number-columns-repeated="2" table:style-name="ce21" office:value-type="float" office:value="1445" calcext:value-type="float">
            <text:p>1445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WaterPump2Status]</text:p>
          </table:table-cell>
          <table:table-cell table:style-name="ce28" office:value-type="string" calcext:value-type="string">
            <text:p>Binary</text:p>
          </table:table-cell>
          <table:table-cell table:number-columns-repeated="2" table:style-name="ce21" office:value-type="float" office:value="1446" calcext:value-type="float">
            <text:p>1446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WaterPump3Status]</text:p>
          </table:table-cell>
          <table:table-cell table:style-name="ce28" office:value-type="string" calcext:value-type="string">
            <text:p>Binary</text:p>
          </table:table-cell>
          <table:table-cell table:number-columns-repeated="2" table:style-name="ce21" office:value-type="float" office:value="1447" calcext:value-type="float">
            <text:p>1447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ValveStatus3Way]</text:p>
          </table:table-cell>
          <table:table-cell table:style-name="ce28" office:value-type="string" calcext:value-type="string">
            <text:p>Binary</text:p>
          </table:table-cell>
          <table:table-cell table:number-columns-repeated="2" table:style-name="ce21" office:value-type="float" office:value="1448" calcext:value-type="float">
            <text:p>1448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ValveStatus2Way]</text:p>
          </table:table-cell>
          <table:table-cell table:style-name="ce28" office:value-type="string" calcext:value-type="string">
            <text:p>Binary</text:p>
          </table:table-cell>
          <table:table-cell table:number-columns-repeated="2" table:style-name="ce21" office:value-type="float" office:value="1449" calcext:value-type="float">
            <text:p>1449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WaterPump4Status]</text:p>
          </table:table-cell>
          <table:table-cell table:style-name="ce28" office:value-type="string" calcext:value-type="string">
            <text:p>Binary</text:p>
          </table:table-cell>
          <table:table-cell table:number-columns-repeated="2" table:style-name="ce21" office:value-type="float" office:value="1450" calcext:value-type="float">
            <text:p>1450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ValveStatus2Way2a]</text:p>
          </table:table-cell>
          <table:table-cell table:style-name="ce28" office:value-type="string" calcext:value-type="string">
            <text:p>Binary</text:p>
          </table:table-cell>
          <table:table-cell table:number-columns-repeated="2" table:style-name="ce21" office:value-type="float" office:value="1451" calcext:value-type="float">
            <text:p>1451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ValveStatus2Way2b]</text:p>
          </table:table-cell>
          <table:table-cell table:style-name="ce28" office:value-type="string" calcext:value-type="string">
            <text:p>Binary</text:p>
          </table:table-cell>
          <table:table-cell table:number-columns-repeated="2" table:style-name="ce21" office:value-type="float" office:value="1452" calcext:value-type="float">
            <text:p>1452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TankWaterTemperature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53" calcext:value-type="float">
            <text:p>1453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ThermostatStatusZone1]</text:p>
          </table:table-cell>
          <table:table-cell table:style-name="ce28" office:value-type="string" calcext:value-type="string">
            <text:p>Binary</text:p>
          </table:table-cell>
          <table:table-cell table:number-columns-repeated="2" table:style-name="ce21" office:value-type="float" office:value="1454" calcext:value-type="float">
            <text:p>1454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ThermostatStatusZone2]</text:p>
          </table:table-cell>
          <table:table-cell table:style-name="ce28" office:value-type="string" calcext:value-type="string">
            <text:p>Binary</text:p>
          </table:table-cell>
          <table:table-cell table:number-columns-repeated="2" table:style-name="ce21" office:value-type="float" office:value="1455" calcext:value-type="float">
            <text:p>1455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MixingTankWaterTemperature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56" calcext:value-type="float">
            <text:p>1456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CondensingTemperature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57" calcext:value-type="float">
            <text:p>1457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DemandPercentage]</text:p>
          </table:table-cell>
          <table:table-cell table:style-name="ce28" office:value-type="string" calcext:value-type="string">
            <text:p>Percent</text:p>
          </table:table-cell>
          <table:table-cell table:number-columns-repeated="2" table:style-name="ce21" office:value-type="float" office:value="1458" calcext:value-type="float">
            <text:p>1458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DailyHeatingEnergyConsumed]</text:p>
          </table:table-cell>
          <table:table-cell table:style-name="ce28" office:value-type="string" calcext:value-type="string">
            <text:p>kWh</text:p>
          </table:table-cell>
          <table:table-cell table:number-columns-repeated="2" table:style-name="ce21" office:value-type="float" office:value="1459" calcext:value-type="float">
            <text:p>1459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DailyHeatingEnergyProduced]</text:p>
          </table:table-cell>
          <table:table-cell table:style-name="ce28" office:value-type="string" calcext:value-type="string">
            <text:p>kWh</text:p>
          </table:table-cell>
          <table:table-cell table:number-columns-repeated="2" table:style-name="ce21" office:value-type="float" office:value="1460" calcext:value-type="float">
            <text:p>1460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[Atelier][melcloud][Power]</text:p>
          </table:table-cell>
          <table:table-cell table:style-name="ce28" office:value-type="string" calcext:value-type="string">
            <text:p>Binary</text:p>
          </table:table-cell>
          <table:table-cell table:number-columns-repeated="2" table:style-name="ce21" office:value-type="float" office:value="1461" calcext:value-type="float">
            <text:p>1461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SetTemperatureZone1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65" calcext:value-type="float">
            <text:p>1465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SetTemperatureZone2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66" calcext:value-type="float">
            <text:p>1466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SetTankWaterTemperature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67" calcext:value-type="float">
            <text:p>1467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TargetHCTemperatureZone1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68" calcext:value-type="float">
            <text:p>1468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TargetHCTemperatureZone2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69" calcext:value-type="float">
            <text:p>1469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1" office:value-type="string" calcext:value-type="string">
            <text:p>[Atelier][melcloud][HolidayMode]</text:p>
          </table:table-cell>
          <table:table-cell table:style-name="ce28" office:value-type="string" calcext:value-type="string">
            <text:p>Binary</text:p>
          </table:table-cell>
          <table:table-cell table:number-columns-repeated="2" table:style-name="ce21" office:value-type="float" office:value="1470" calcext:value-type="float">
            <text:p>1470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SetHeatFlowTemperatureZone1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71" calcext:value-type="float">
            <text:p>1471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SetHeatFlowTemperatureZone2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72" calcext:value-type="float">
            <text:p>1472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CurrentEnergyConsumed]</text:p>
          </table:table-cell>
          <table:table-cell table:style-name="ce28" office:value-type="string" calcext:value-type="string">
            <text:p>kWh</text:p>
          </table:table-cell>
          <table:table-cell table:number-columns-repeated="2" table:style-name="ce21" office:value-type="float" office:value="1473" calcext:value-type="float">
            <text:p>1473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CurrentEnergyProduced]</text:p>
          </table:table-cell>
          <table:table-cell table:style-name="ce28" office:value-type="string" calcext:value-type="string">
            <text:p>kWh</text:p>
          </table:table-cell>
          <table:table-cell table:number-columns-repeated="2" table:style-name="ce21" office:value-type="float" office:value="1474" calcext:value-type="float">
            <text:p>1474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MinTemperature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75" calcext:value-type="float">
            <text:p>1475</text:p>
          </table:table-cell>
          <table:table-cell table:number-columns-repeated="16379"/>
        </table:table-row>
        <table:table-row table:style-name="ro6">
          <table:table-cell table:style-name="ce25"/>
          <table:table-cell table:style-name="ce21" office:value-type="string" calcext:value-type="string">
            <text:p>[Atelier][melcloud][MaxTemperature]</text:p>
          </table:table-cell>
          <table:table-cell table:style-name="ce28" office:value-type="string" calcext:value-type="string">
            <text:p>Temperature</text:p>
          </table:table-cell>
          <table:table-cell table:number-columns-repeated="2" table:style-name="ce21" office:value-type="float" office:value="1476" calcext:value-type="float">
            <text:p>1476</text:p>
          </table:table-cell>
          <table:table-cell table:number-columns-repeated="16379"/>
        </table:table-row>
        <table:table-row table:style-name="ro1">
          <table:table-cell table:style-name="ce25" office:value-type="string" calcext:value-type="string">
            <text:p>Atelier</text:p>
          </table:table-cell>
          <table:table-cell table:style-name="ce25" office:value-type="string" calcext:value-type="string">
            <text:p>Tableau éléctrique</text:p>
          </table:table-cell>
          <table:table-cell table:style-name="ce28" office:value-type="string" calcext:value-type="string">
            <text:p>Temperature</text:p>
          </table:table-cell>
          <table:table-cell table:style-name="ce25" office:value-type="float" office:value="1482" calcext:value-type="float">
            <text:p>1482</text:p>
          </table:table-cell>
          <table:table-cell table:style-name="ce25" office:value-type="float" office:value="1583" calcext:value-type="float">
            <text:p>1583</text:p>
          </table:table-cell>
          <table:table-cell table:number-columns-repeated="16379"/>
        </table:table-row>
        <table:table-row table:style-name="ro1" table:number-rows-repeated="882">
          <table:table-cell table:style-name="ce25" table:number-columns-repeated="2"/>
          <table:table-cell table:style-name="ce34"/>
          <table:table-cell table:style-name="ce25" table:number-columns-repeated="2"/>
          <table:table-cell table:number-columns-repeated="16379"/>
        </table:table-row>
        <table:table-row table:style-name="ro1" table:number-rows-repeated="104756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OK.C1:OK.C1048576">
            <calcext:condition calcext:apply-style-name="cf3" calcext:value="=&quot;Temperature&quot;" calcext:base-cell-address="OK.C1"/>
            <calcext:condition calcext:apply-style-name="cf3" calcext:value="=&quot;Humidity&quot;" calcext:base-cell-address="OK.C1"/>
            <calcext:condition calcext:apply-style-name="cf3" calcext:value="=&quot;Utility&quot;" calcext:base-cell-address="OK.C1"/>
            <calcext:condition calcext:apply-style-name="cf3" calcext:value="=&quot;Barometer&quot;" calcext:base-cell-address="OK.C1"/>
            <calcext:condition calcext:apply-style-name="cf3" calcext:value="=&quot;mV&quot;" calcext:base-cell-address="OK.C1"/>
            <calcext:condition calcext:apply-style-name="cf3" calcext:value="=&quot;Percent&quot;" calcext:base-cell-address="OK.C1"/>
            <calcext:condition calcext:apply-style-name="cf3" calcext:value="=&quot;LinkQuality&quot;" calcext:base-cell-address="OK.C1"/>
            <calcext:condition calcext:apply-style-name="cf4" calcext:value="=0" calcext:base-cell-address="OK.C1"/>
            <calcext:condition calcext:apply-style-name="cf3" calcext:value="=&quot;dd&quot;" calcext:base-cell-address="OK.C1"/>
            <calcext:condition calcext:apply-style-name="cf3" calcext:value="=&quot;ff&quot;" calcext:base-cell-address="OK.C1"/>
            <calcext:condition calcext:apply-style-name="cf3" calcext:value="=&quot;dx10&quot;" calcext:base-cell-address="OK.C1"/>
            <calcext:condition calcext:apply-style-name="cf3" calcext:value="=&quot;fxi10&quot;" calcext:base-cell-address="OK.C1"/>
            <calcext:condition calcext:apply-style-name="cf3" calcext:value="=&quot;Leak&quot;" calcext:base-cell-address="OK.C1"/>
            <calcext:condition calcext:apply-style-name="cf3" calcext:value="=&quot;kWh&quot;" calcext:base-cell-address="OK.C1"/>
            <calcext:condition calcext:apply-style-name="cf3" calcext:value="=&quot;kVA&quot;" calcext:base-cell-address="OK.C1"/>
            <calcext:condition calcext:apply-style-name="cf3" calcext:value="=&quot;Binary&quot;" calcext:base-cell-address="OK.C1"/>
          </calcext:conditional-format>
        </calcext:conditional-formats>
      </table:table>
      <table:table table:name="Infos" table:style-name="ta2"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48"/>
        <table:table-column table:style-name="co8" table:default-cell-style-name="ce48"/>
        <table:table-column table:style-name="co4" table:number-columns-repeated="16379" table:default-cell-style-name="ce1"/>
        <table:table-row table:style-name="ro3">
          <table:table-cell table:style-name="ce37" office:value-type="string" calcext:value-type="string">
            <text:p>Node ID</text:p>
          </table:table-cell>
          <table:table-cell table:style-name="ce37" office:value-type="string" calcext:value-type="string">
            <text:p>Montage</text:p>
          </table:table-cell>
          <table:table-cell table:style-name="ce21"/>
          <table:table-cell table:style-name="ce47" office:value-type="string" calcext:value-type="string">
            <text:p>Emplacement</text:p>
          </table:table-cell>
          <table:table-cell table:style-name="ce47" office:value-type="string" calcext:value-type="string">
            <text:p>ID zigbee</text:p>
          </table:table-cell>
          <table:table-cell table:number-columns-repeated="16379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Salon-Gateway</text:p>
          </table:table-cell>
          <table:table-cell table:style-name="ce21"/>
          <table:table-cell table:style-name="ce44" office:value-type="string" calcext:value-type="string">
            <text:p>Bureau télétravail</text:p>
          </table:table-cell>
          <table:table-cell table:style-name="ce43" office:value-type="string" calcext:value-type="string">
            <text:p>0x00158d00032302c7</text:p>
          </table:table-cell>
          <table:table-cell table:number-columns-repeated="16379"/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41" office:value-type="string" calcext:value-type="string">
            <text:p>Mezzanine</text:p>
          </table:table-cell>
          <table:table-cell table:style-name="ce21"/>
          <table:table-cell table:style-name="ce44" office:value-type="string" calcext:value-type="string">
            <text:p>Chambre</text:p>
          </table:table-cell>
          <table:table-cell table:style-name="ce43" office:value-type="string" calcext:value-type="string">
            <text:p>0x00158d000346b6c8</text:p>
          </table:table-cell>
          <table:table-cell table:number-columns-repeated="16379"/>
        </table:table-row>
        <table:table-row table:style-name="ro3">
          <table:table-cell table:style-name="ce39" office:value-type="float" office:value="2" calcext:value-type="float">
            <text:p>2</text:p>
          </table:table-cell>
          <table:table-cell table:style-name="ce42" office:value-type="string" calcext:value-type="string">
            <text:p>Extérieur sous abri</text:p>
          </table:table-cell>
          <table:table-cell table:style-name="ce21"/>
          <table:table-cell table:style-name="ce44" office:value-type="string" calcext:value-type="string">
            <text:p>Coordinateur</text:p>
          </table:table-cell>
          <table:table-cell table:style-name="ce49" office:value-type="string" calcext:value-type="string">
            <text:p>0x00124b001c2bcea3</text:p>
          </table:table-cell>
          <table:table-cell table:number-columns-repeated="16379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41" office:value-type="string" calcext:value-type="string">
            <text:p>Chaudière</text:p>
          </table:table-cell>
          <table:table-cell table:style-name="ce21"/>
          <table:table-cell table:style-name="ce44" office:value-type="string" calcext:value-type="string">
            <text:p>Cuisine</text:p>
          </table:table-cell>
          <table:table-cell table:style-name="ce43" office:value-type="string" calcext:value-type="string">
            <text:p>0x00158d00035a9706</text:p>
          </table:table-cell>
          <table:table-cell table:number-columns-repeated="16379"/>
        </table:table-row>
        <table:table-row table:style-name="ro3"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Pompe terrasse</text:p>
          </table:table-cell>
          <table:table-cell table:style-name="ce21"/>
          <table:table-cell table:style-name="ce44" office:value-type="string" calcext:value-type="string">
            <text:p>Mezzanine</text:p>
          </table:table-cell>
          <table:table-cell table:style-name="ce50" office:value-type="string" calcext:value-type="string">
            <text:p>0x00124b0025134b44</text:p>
          </table:table-cell>
          <table:table-cell table:number-columns-repeated="16379"/>
        </table:table-row>
        <table:table-row table:style-name="ro3">
          <table:table-cell table:style-name="ce39" office:value-type="float" office:value="5" calcext:value-type="float">
            <text:p>5</text:p>
          </table:table-cell>
          <table:table-cell table:style-name="ce42" office:value-type="string" calcext:value-type="string">
            <text:p>Commandes atelier</text:p>
          </table:table-cell>
          <table:table-cell table:style-name="ce21"/>
          <table:table-cell table:style-name="ce44" office:value-type="string" calcext:value-type="string">
            <text:p>Pièce musique</text:p>
          </table:table-cell>
          <table:table-cell table:style-name="ce43" office:value-type="string" calcext:value-type="string">
            <text:p>0x00158d000321d176</text:p>
          </table:table-cell>
          <table:table-cell table:number-columns-repeated="16379"/>
        </table:table-row>
        <table:table-row table:style-name="ro3">
          <table:table-cell table:style-name="ce39" office:value-type="float" office:value="30" calcext:value-type="float">
            <text:p>30</text:p>
          </table:table-cell>
          <table:table-cell table:style-name="ce43" office:value-type="string" calcext:value-type="string">
            <text:p>Cellier</text:p>
          </table:table-cell>
          <table:table-cell table:style-name="ce21"/>
          <table:table-cell table:style-name="ce44" office:value-type="string" calcext:value-type="string">
            <text:p>Salon</text:p>
          </table:table-cell>
          <table:table-cell table:style-name="ce50" office:value-type="string" calcext:value-type="string">
            <text:p>0x00158d00056a197e</text:p>
          </table:table-cell>
          <table:table-cell table:number-columns-repeated="16379"/>
        </table:table-row>
        <table:table-row table:style-name="ro3">
          <table:table-cell table:style-name="ce39" office:value-type="float" office:value="31" calcext:value-type="float">
            <text:p>31</text:p>
          </table:table-cell>
          <table:table-cell table:style-name="ce43" office:value-type="string" calcext:value-type="string">
            <text:p>Moulin</text:p>
          </table:table-cell>
          <table:table-cell table:style-name="ce21"/>
          <table:table-cell table:style-name="ce44" office:value-type="string" calcext:value-type="string">
            <text:p>SmartPlug</text:p>
          </table:table-cell>
          <table:table-cell table:style-name="ce44" office:value-type="string" calcext:value-type="string">
            <text:p>0x84182600000fd14d</text:p>
          </table:table-cell>
          <table:table-cell table:number-columns-repeated="16379"/>
        </table:table-row>
        <table:table-row table:style-name="ro3">
          <table:table-cell table:style-name="ce39" office:value-type="float" office:value="33" calcext:value-type="float">
            <text:p>33</text:p>
          </table:table-cell>
          <table:table-cell table:style-name="ce43" office:value-type="string" calcext:value-type="string">
            <text:p>Entrée</text:p>
          </table:table-cell>
          <table:table-cell table:style-name="ce21"/>
          <table:table-cell table:style-name="ce44" office:value-type="string" calcext:value-type="string">
            <text:p>SPA</text:p>
          </table:table-cell>
          <table:table-cell table:style-name="ce50" office:value-type="string" calcext:value-type="string">
            <text:p>0x00158d00056a4663</text:p>
          </table:table-cell>
          <table:table-cell table:number-columns-repeated="16379"/>
        </table:table-row>
        <table:table-row table:style-name="ro3">
          <table:table-cell table:style-name="ce39" office:value-type="float" office:value="40" calcext:value-type="float">
            <text:p>40</text:p>
          </table:table-cell>
          <table:table-cell table:style-name="ce43" office:value-type="string" calcext:value-type="string">
            <text:p>Cave moulin</text:p>
          </table:table-cell>
          <table:table-cell table:style-name="ce21"/>
          <table:table-cell table:style-name="ce44" office:value-type="string" calcext:value-type="string">
            <text:p>Véranda</text:p>
          </table:table-cell>
          <table:table-cell table:style-name="ce43" office:value-type="string" calcext:value-type="string">
            <text:p>0x00158d00036b215b</text:p>
          </table:table-cell>
          <table:table-cell table:number-columns-repeated="16379"/>
        </table:table-row>
        <table:table-row table:style-name="ro3">
          <table:table-cell table:style-name="ce39" office:value-type="float" office:value="50" calcext:value-type="float">
            <text:p>50</text:p>
          </table:table-cell>
          <table:table-cell table:style-name="ce44" office:value-type="string" calcext:value-type="string">
            <text:p>Linky</text:p>
          </table:table-cell>
          <table:table-cell table:style-name="ce21"/>
          <table:table-cell table:style-name="ce44" table:number-columns-repeated="2"/>
          <table:table-cell table:number-columns-repeated="16379"/>
        </table:table-row>
        <table:table-row table:style-name="ro3" table:number-rows-repeated="33">
          <table:table-cell table:style-name="Default"/>
          <table:table-cell table:style-name="ce21" table:number-columns-repeated="2"/>
          <table:table-cell table:style-name="ce44" table:number-columns-repeated="2"/>
          <table:table-cell table:number-columns-repeated="16379"/>
        </table:table-row>
        <table:table-row table:style-name="ro3">
          <table:table-cell table:style-name="Default"/>
          <table:table-cell table:style-name="ce21"/>
          <table:table-cell/>
          <table:table-cell table:style-name="ce44" table:number-columns-repeated="2"/>
          <table:table-cell table:number-columns-repeated="16379"/>
        </table:table-row>
        <table:table-row table:style-name="ro3" table:number-rows-repeated="8">
          <table:table-cell table:number-columns-repeated="3"/>
          <table:table-cell table:style-name="ce44" table:number-columns-repeated="2"/>
          <table:table-cell table:number-columns-repeated="16379"/>
        </table:table-row>
        <table:table-row table:style-name="ro3">
          <table:table-cell table:number-columns-repeated="3"/>
          <table:table-cell table:style-name="ce44"/>
          <table:table-cell table:style-name="ce49"/>
          <table:table-cell table:number-columns-repeated="16379"/>
        </table:table-row>
        <table:table-row table:style-name="ro3" table:number-rows-repeated="10">
          <table:table-cell table:number-columns-repeated="3"/>
          <table:table-cell table:style-name="ce44" table:number-columns-repeated="2"/>
          <table:table-cell table:number-columns-repeated="16379"/>
        </table:table-row>
        <table:table-row table:style-name="ro3">
          <table:table-cell table:number-columns-repeated="3"/>
          <table:table-cell table:style-name="ce44"/>
          <table:table-cell table:style-name="ce49"/>
          <table:table-cell table:number-columns-repeated="16379"/>
        </table:table-row>
        <table:table-row table:style-name="ro4" table:number-rows-repeated="938">
          <table:table-cell table:number-columns-repeated="3"/>
          <table:table-cell table:style-name="ce44" table:number-columns-repeated="2"/>
          <table:table-cell table:number-columns-repeated="16379"/>
        </table:table-row>
        <table:table-row table:style-name="ro1" table:number-rows-repeated="1047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raphite" table:style-name="ta3">
        <table:table-column table:style-name="co9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$retour = cmd::byString("#[Divers][EnvoiGraphite][EnvoiGraphite]#")-&gt;execCmd($options=array('message'=&gt; "#</text:p>
          </table:table-cell>
          <table:table-cell table:style-name="ce21" office:value-type="float" office:value="1546" calcext:value-type="float">
            <text:p>1546</text:p>
          </table:table-cell>
          <table:table-cell table:style-name="ce21" office:value-type="string" calcext:value-type="string">
            <text:p>#", 'title'=&gt; 'exterieur</text:p>
          </table:table-cell>
          <table:table-cell table:style-name="ce21" office:value-type="string" calcext:value-type="string">
            <text:p>Salon-Gateway</text:p>
          </table:table-cell>
          <table:table-cell office:value-type="string" calcext:value-type="string">
            <text:p>.temperature'));</text:p>
          </table:table-cell>
        </table:table-row>
        <table:table-row table:style-name="ro1">
          <table:table-cell office:value-type="string" calcext:value-type="string">
            <text:p>$retour = cmd::byString("#[Divers][EnvoiGraphite][EnvoiGraphite]#")-&gt;execCmd($options=array('message'=&gt; "#</text:p>
          </table:table-cell>
          <table:table-cell table:style-name="ce21" office:value-type="float" office:value="1668" calcext:value-type="float">
            <text:p>1668</text:p>
          </table:table-cell>
          <table:table-cell table:style-name="ce21" office:value-type="string" calcext:value-type="string">
            <text:p>#", 'title'=&gt; 'exterieur</text:p>
          </table:table-cell>
          <table:table-cell table:style-name="ce21" office:value-type="string" calcext:value-type="string">
            <text:p>Exterieur</text:p>
          </table:table-cell>
          <table:table-cell office:value-type="string" calcext:value-type="string">
            <text:p>.temperature'));</text:p>
          </table:table-cell>
        </table:table-row>
        <table:table-row table:style-name="ro1">
          <table:table-cell office:value-type="string" calcext:value-type="string">
            <text:p>$retour = cmd::byString("#[Divers][EnvoiGraphite][EnvoiGraphite]#")-&gt;execCmd($options=array('message'=&gt; "#</text:p>
          </table:table-cell>
          <table:table-cell table:style-name="ce21" office:value-type="float" office:value="1556" calcext:value-type="float">
            <text:p>1556</text:p>
          </table:table-cell>
          <table:table-cell table:style-name="ce21" office:value-type="string" calcext:value-type="string">
            <text:p>#", 'title'=&gt; 'exterieur</text:p>
          </table:table-cell>
          <table:table-cell table:style-name="ce21" office:value-type="string" calcext:value-type="string">
            <text:p>Cellier</text:p>
          </table:table-cell>
          <table:table-cell office:value-type="string" calcext:value-type="string">
            <text:p>.temperature'));</text:p>
          </table:table-cell>
        </table:table-row>
        <table:table-row table:style-name="ro1">
          <table:table-cell office:value-type="string" calcext:value-type="string">
            <text:p>$retour = cmd::byString("#[Divers][EnvoiGraphite][EnvoiGraphite]#")-&gt;execCmd($options=array('message'=&gt; "#</text:p>
          </table:table-cell>
          <table:table-cell table:style-name="ce21" office:value-type="float" office:value="1560" calcext:value-type="float">
            <text:p>1560</text:p>
          </table:table-cell>
          <table:table-cell table:style-name="ce21" office:value-type="string" calcext:value-type="string">
            <text:p>#", 'title'=&gt; 'exterieur</text:p>
          </table:table-cell>
          <table:table-cell table:style-name="ce21" office:value-type="string" calcext:value-type="string">
            <text:p>Moulin</text:p>
          </table:table-cell>
          <table:table-cell office:value-type="string" calcext:value-type="string">
            <text:p>.temperature'));</text:p>
          </table:table-cell>
        </table:table-row>
        <table:table-row table:style-name="ro1">
          <table:table-cell office:value-type="string" calcext:value-type="string">
            <text:p>$retour = cmd::byString("#[Divers][EnvoiGraphite][EnvoiGraphite]#")-&gt;execCmd($options=array('message'=&gt; "#</text:p>
          </table:table-cell>
          <table:table-cell table:style-name="ce21" office:value-type="float" office:value="1648" calcext:value-type="float">
            <text:p>1648</text:p>
          </table:table-cell>
          <table:table-cell table:style-name="ce21" office:value-type="string" calcext:value-type="string">
            <text:p>#", 'title'=&gt; 'exterieur</text:p>
          </table:table-cell>
          <table:table-cell table:style-name="ce21" office:value-type="string" calcext:value-type="string">
            <text:p>Cave_moulin</text:p>
          </table:table-cell>
          <table:table-cell office:value-type="string" calcext:value-type="string">
            <text:p>.temperature'));</text:p>
          </table:table-cell>
        </table:table-row>
        <table:table-row table:style-name="ro1">
          <table:table-cell office:value-type="string" calcext:value-type="string">
            <text:p>$retour = cmd::byString("#[Divers][EnvoiGraphite][EnvoiGraphite]#")-&gt;execCmd($options=array('message'=&gt; "#</text:p>
          </table:table-cell>
          <table:table-cell table:style-name="ce21" office:value-type="float" office:value="1554" calcext:value-type="float">
            <text:p>1554</text:p>
          </table:table-cell>
          <table:table-cell table:style-name="ce21" office:value-type="string" calcext:value-type="string">
            <text:p>#", 'title'=&gt; 'exterieur</text:p>
          </table:table-cell>
          <table:table-cell table:style-name="ce21" office:value-type="string" calcext:value-type="string">
            <text:p>Entree</text:p>
          </table:table-cell>
          <table:table-cell office:value-type="string" calcext:value-type="string">
            <text:p>.temperature'));</text:p>
          </table:table-cell>
        </table:table-row>
        <table:table-row table:style-name="ro1">
          <table:table-cell office:value-type="string" calcext:value-type="string">
            <text:p>$retour = cmd::byString("#[Divers][EnvoiGraphite][EnvoiGraphite]#")-&gt;execCmd($options=array('message'=&gt; "#</text:p>
          </table:table-cell>
          <table:table-cell table:style-name="ce21" office:value-type="float" office:value="337" calcext:value-type="float">
            <text:p>337</text:p>
          </table:table-cell>
          <table:table-cell table:style-name="ce21" office:value-type="string" calcext:value-type="string">
            <text:p>#", 'title'=&gt; 'exterieur</text:p>
          </table:table-cell>
          <table:table-cell table:style-name="ce21" office:value-type="string" calcext:value-type="string">
            <text:p>Chambre</text:p>
          </table:table-cell>
          <table:table-cell office:value-type="string" calcext:value-type="string">
            <text:p>.temperature'));</text:p>
          </table:table-cell>
        </table:table-row>
        <table:table-row table:style-name="ro1">
          <table:table-cell office:value-type="string" calcext:value-type="string">
            <text:p>$retour = cmd::byString("#[Divers][EnvoiGraphite][EnvoiGraphite]#")-&gt;execCmd($options=array('message'=&gt; "#</text:p>
          </table:table-cell>
          <table:table-cell table:style-name="ce21" office:value-type="float" office:value="343" calcext:value-type="float">
            <text:p>343</text:p>
          </table:table-cell>
          <table:table-cell table:style-name="ce21" office:value-type="string" calcext:value-type="string">
            <text:p>#", 'title'=&gt; 'exterieur</text:p>
          </table:table-cell>
          <table:table-cell table:style-name="ce21" office:value-type="string" calcext:value-type="string">
            <text:p>Veranda</text:p>
          </table:table-cell>
          <table:table-cell office:value-type="string" calcext:value-type="string">
            <text:p>.temperature'));</text:p>
          </table:table-cell>
        </table:table-row>
        <table:table-row table:style-name="ro1">
          <table:table-cell office:value-type="string" calcext:value-type="string">
            <text:p>$retour = cmd::byString("#[Divers][EnvoiGraphite][EnvoiGraphite]#")-&gt;execCmd($options=array('message'=&gt; "#</text:p>
          </table:table-cell>
          <table:table-cell table:style-name="ce21" office:value-type="float" office:value="376" calcext:value-type="float">
            <text:p>376</text:p>
          </table:table-cell>
          <table:table-cell table:style-name="ce21" office:value-type="string" calcext:value-type="string">
            <text:p>#", 'title'=&gt; 'exterieur</text:p>
          </table:table-cell>
          <table:table-cell table:style-name="ce21" office:value-type="string" calcext:value-type="string">
            <text:p>Bureau_salon</text:p>
          </table:table-cell>
          <table:table-cell office:value-type="string" calcext:value-type="string">
            <text:p>.temperature'));</text:p>
          </table:table-cell>
        </table:table-row>
        <table:table-row table:style-name="ro1">
          <table:table-cell office:value-type="string" calcext:value-type="string">
            <text:p>$retour = cmd::byString("#[Divers][EnvoiGraphite][EnvoiGraphite]#")-&gt;execCmd($options=array('message'=&gt; "#</text:p>
          </table:table-cell>
          <table:table-cell table:style-name="ce21" office:value-type="float" office:value="368" calcext:value-type="float">
            <text:p>368</text:p>
          </table:table-cell>
          <table:table-cell table:style-name="ce21" office:value-type="string" calcext:value-type="string">
            <text:p>#", 'title'=&gt; 'exterieur</text:p>
          </table:table-cell>
          <table:table-cell table:style-name="ce21" office:value-type="string" calcext:value-type="string">
            <text:p>Piece_musique</text:p>
          </table:table-cell>
          <table:table-cell office:value-type="string" calcext:value-type="string">
            <text:p>.temperature'));</text:p>
          </table:table-cell>
        </table:table-row>
        <table:table-row table:style-name="ro1">
          <table:table-cell office:value-type="string" calcext:value-type="string">
            <text:p>$retour = cmd::byString("#[Divers][EnvoiGraphite][EnvoiGraphite]#")-&gt;execCmd($options=array('message'=&gt; "#</text:p>
          </table:table-cell>
          <table:table-cell table:style-name="ce21" office:value-type="float" office:value="548" calcext:value-type="float">
            <text:p>548</text:p>
          </table:table-cell>
          <table:table-cell table:style-name="ce21" office:value-type="string" calcext:value-type="string">
            <text:p>#", 'title'=&gt; 'exterieur</text:p>
          </table:table-cell>
          <table:table-cell table:style-name="ce21" office:value-type="string" calcext:value-type="string">
            <text:p>Salon</text:p>
          </table:table-cell>
          <table:table-cell office:value-type="string" calcext:value-type="string">
            <text:p>.temperature'));</text:p>
          </table:table-cell>
        </table:table-row>
        <table:table-row table:style-name="ro1">
          <table:table-cell office:value-type="string" calcext:value-type="string">
            <text:p>$retour = cmd::byString("#[Divers][EnvoiGraphite][EnvoiGraphite]#")-&gt;execCmd($options=array('message'=&gt; "#</text:p>
          </table:table-cell>
          <table:table-cell table:style-name="ce21" office:value-type="float" office:value="561" calcext:value-type="float">
            <text:p>561</text:p>
          </table:table-cell>
          <table:table-cell table:style-name="ce21" office:value-type="string" calcext:value-type="string">
            <text:p>#", 'title'=&gt; 'exterieur</text:p>
          </table:table-cell>
          <table:table-cell table:style-name="ce21" office:value-type="string" calcext:value-type="string">
            <text:p>SPA</text:p>
          </table:table-cell>
          <table:table-cell office:value-type="string" calcext:value-type="string">
            <text:p>.temperature'));</text:p>
          </table:table-cell>
        </table:table-row>
        <table:table-row table:style-name="ro1">
          <table:table-cell office:value-type="string" calcext:value-type="string">
            <text:p>$retour = cmd::byString("#[Divers][EnvoiGraphite][EnvoiGraphite]#")-&gt;execCmd($options=array('message'=&gt; "#</text:p>
          </table:table-cell>
          <table:table-cell table:style-name="ce21" office:value-type="float" office:value="1048" calcext:value-type="float">
            <text:p>1048</text:p>
          </table:table-cell>
          <table:table-cell table:style-name="ce21" office:value-type="string" calcext:value-type="string">
            <text:p>#", 'title'=&gt; 'exterieur</text:p>
          </table:table-cell>
          <table:table-cell table:style-name="ce21" office:value-type="string" calcext:value-type="string">
            <text:p>Mezzanine</text:p>
          </table:table-cell>
          <table:table-cell office:value-type="string" calcext:value-type="string">
            <text:p>.temperature'));</text:p>
          </table:table-cell>
        </table:table-row>
        <table:table-row table:style-name="ro1">
          <table:table-cell office:value-type="string" calcext:value-type="string">
            <text:p>$retour = cmd::byString("#[Divers][EnvoiGraphite][EnvoiGraphite]#")-&gt;execCmd($options=array('message'=&gt; "#</text:p>
          </table:table-cell>
          <table:table-cell table:style-name="ce21" office:value-type="float" office:value="1332" calcext:value-type="float">
            <text:p>1332</text:p>
          </table:table-cell>
          <table:table-cell table:style-name="ce21" office:value-type="string" calcext:value-type="string">
            <text:p>#", 'title'=&gt; 'exterieur</text:p>
          </table:table-cell>
          <table:table-cell table:style-name="ce21" office:value-type="string" calcext:value-type="string">
            <text:p>PAC_exterieur</text:p>
          </table:table-cell>
          <table:table-cell office:value-type="string" calcext:value-type="string">
            <text:p>.temperature'));</text:p>
          </table:table-cell>
        </table:table-row>
        <table:table-row table:style-name="ro1">
          <table:table-cell office:value-type="string" calcext:value-type="string">
            <text:p>$retour = cmd::byString("#[Divers][EnvoiGraphite][EnvoiGraphite]#")-&gt;execCmd($options=array('message'=&gt; "#</text:p>
          </table:table-cell>
          <table:table-cell table:style-name="ce21" office:value-type="float" office:value="1330" calcext:value-type="float">
            <text:p>1330</text:p>
          </table:table-cell>
          <table:table-cell table:style-name="ce21" office:value-type="string" calcext:value-type="string">
            <text:p>#", 'title'=&gt; 'exterieur</text:p>
          </table:table-cell>
          <table:table-cell table:style-name="ce21" office:value-type="string" calcext:value-type="string">
            <text:p>PAC_salon</text:p>
          </table:table-cell>
          <table:table-cell office:value-type="string" calcext:value-type="string">
            <text:p>.temperature'));</text:p>
          </table:table-cell>
        </table:table-row>
        <table:table-row table:style-name="ro1">
          <table:table-cell office:value-type="string" calcext:value-type="string">
            <text:p>$retour = cmd::byString("#[Divers][EnvoiGraphite][EnvoiGraphite]#")-&gt;execCmd($options=array('message'=&gt; "#</text:p>
          </table:table-cell>
          <table:table-cell table:style-name="ce21" office:value-type="float" office:value="1331" calcext:value-type="float">
            <text:p>1331</text:p>
          </table:table-cell>
          <table:table-cell table:style-name="ce21" office:value-type="string" calcext:value-type="string">
            <text:p>#", 'title'=&gt; 'exterieur</text:p>
          </table:table-cell>
          <table:table-cell table:style-name="ce21" office:value-type="string" calcext:value-type="string">
            <text:p>PAC_veranda</text:p>
          </table:table-cell>
          <table:table-cell office:value-type="string" calcext:value-type="string">
            <text:p>.temperature'));</text:p>
          </table:table-cell>
        </table:table-row>
        <table:table-row table:style-name="ro1">
          <table:table-cell office:value-type="string" calcext:value-type="string">
            <text:p>$retour = cmd::byString("#[Divers][EnvoiGraphite][EnvoiGraphite]#")-&gt;execCmd($options=array('message'=&gt; "#</text:p>
          </table:table-cell>
          <table:table-cell table:style-name="ce25" office:value-type="float" office:value="1583" calcext:value-type="float">
            <text:p>1583</text:p>
          </table:table-cell>
          <table:table-cell table:style-name="ce21" office:value-type="string" calcext:value-type="string">
            <text:p>#", 'title'=&gt; 'exterieur</text:p>
          </table:table-cell>
          <table:table-cell table:style-name="ce25" office:value-type="string" calcext:value-type="string">
            <text:p>Atelier_tableau_elec</text:p>
          </table:table-cell>
          <table:table-cell office:value-type="string" calcext:value-type="string">
            <text:p>.temperature'));</text:p>
          </table:table-cell>
        </table:table-row>
        <table:table-row table:style-name="ro1" table:number-rows-repeated="882">
          <table:table-cell/>
          <table:table-cell table:style-name="ce25" table:number-columns-repeated="3"/>
          <table:table-cell/>
        </table:table-row>
        <table:table-row table:style-name="ro1" table:number-rows-repeated="104756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1" table:target-range-address="Infos.D1:Infos.E10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Courier New" svg:font-family="'Courier New'" style:font-family-generic="modern"/>
    <style:font-face style:name="Courier New1" svg:font-family="'Courier New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cf2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cf3" style:family="table-cell" style:parent-style-name="Default">
      <style:table-cell-properties fo:background-color="#ccffcc"/>
      <style:text-properties fo:color="#006600"/>
    </style:style>
    <style:style style:name="cf4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18:15:08.7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meta:creation-date>2024-11-06T21:51:54Z</meta:creation-date>
    <dc:date>2024-12-31T18:15:21.651000000</dc:date>
    <meta:editing-cycles>21</meta:editing-cycles>
    <meta:editing-duration>PT1H20M8S</meta:editing-duration>
    <meta:document-statistic meta:table-count="3" meta:cell-count="598" meta:object-count="0"/>
  </office:meta>
</office:document-meta>
</file>